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 svg:font-family="ar"/>
    <style:font-face style:name="arial" svg:font-family="arial" style:font-family-generic="swiss"/>
  </office:font-face-decls>
  <office:automatic-styles>
    <style:style style:name="Table1" style:family="table">
      <style:table-properties style:width="4.5201in" fo:margin-top="0in" fo:margin-bottom="0in" table:align="center" style:writing-mode="page"/>
    </style:style>
    <style:style style:name="Table1.A" style:family="table-column">
      <style:table-column-properties style:column-width="0.7361in"/>
    </style:style>
    <style:style style:name="Table1.B" style:family="table-column">
      <style:table-column-properties style:column-width="0.4076in"/>
    </style:style>
    <style:style style:name="Table1.C" style:family="table-column">
      <style:table-column-properties style:column-width="0.566in"/>
    </style:style>
    <style:style style:name="Table1.D" style:family="table-column">
      <style:table-column-properties style:column-width="0.5549in"/>
    </style:style>
    <style:style style:name="Table1.H" style:family="table-column">
      <style:table-column-properties style:column-width="0.5688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0.75pt solid #000000"/>
    </style:style>
    <style:style style:name="Table1.A2" style:family="table-cell">
      <style:table-cell-properties style:vertical-align="bottom" fo:padding-left="0.0201in" fo:padding-right="0.0201in" fo:padding-top="0in" fo:padding-bottom="0in" fo:border-left="0.75pt solid #000000" fo:border-right="none" fo:border-top="none" fo:border-bottom="0.75pt solid #000000"/>
    </style:style>
    <style:style style:name="Table1.H2" style:family="table-cell">
      <style:table-cell-properties style:vertical-align="bottom" fo:padding-left="0.0201in" fo:padding-right="0.0201in" fo:padding-top="0in" fo:padding-bottom="0in" fo:border-left="0.75pt solid #000000" fo:border-right="0.75pt solid #000000" fo:border-top="none" fo:border-bottom="0.75pt solid #000000"/>
    </style:style>
    <style:style style:name="Table2" style:family="table">
      <style:table-properties style:width="5.559in" table:align="center"/>
    </style:style>
    <style:style style:name="Table2.A" style:family="table-column">
      <style:table-column-properties style:column-width="0.5653in"/>
    </style:style>
    <style:style style:name="Table2.B" style:family="table-column">
      <style:table-column-properties style:column-width="1.3708in"/>
    </style:style>
    <style:style style:name="Table2.C" style:family="table-column">
      <style:table-column-properties style:column-width="1.7549in"/>
    </style:style>
    <style:style style:name="Table2.D" style:family="table-column">
      <style:table-column-properties style:column-width="1.8681in"/>
    </style:style>
    <style:style style:name="Table2.A1" style:family="table-cell">
      <style:table-cell-properties fo:padding="0in" fo:border="0.75pt solid #000000" style:writing-mode="page"/>
    </style:style>
    <style:style style:name="Table2.4" style:family="table-row">
      <style:table-row-properties style:min-row-height="0.2007in"/>
    </style:style>
    <style:style style:name="Table3" style:family="table">
      <style:table-properties style:width="5.559in" table:align="center"/>
    </style:style>
    <style:style style:name="Table3.A" style:family="table-column">
      <style:table-column-properties style:column-width="0.5653in"/>
    </style:style>
    <style:style style:name="Table3.B" style:family="table-column">
      <style:table-column-properties style:column-width="1.3708in"/>
    </style:style>
    <style:style style:name="Table3.C" style:family="table-column">
      <style:table-column-properties style:column-width="1.7549in"/>
    </style:style>
    <style:style style:name="Table3.D" style:family="table-column">
      <style:table-column-properties style:column-width="1.8681in"/>
    </style:style>
    <style:style style:name="Table3.A1" style:family="table-cell">
      <style:table-cell-properties fo:padding="0in" fo:border="0.75pt solid #000000" style:writing-mode="page"/>
    </style:style>
    <style:style style:name="Table3.4" style:family="table-row">
      <style:table-row-properties style:min-row-height="0.2007in"/>
    </style:style>
    <style:style style:name="Table4" style:family="table">
      <style:table-properties style:width="5.559in" table:align="center"/>
    </style:style>
    <style:style style:name="Table4.A" style:family="table-column">
      <style:table-column-properties style:column-width="0.5653in"/>
    </style:style>
    <style:style style:name="Table4.B" style:family="table-column">
      <style:table-column-properties style:column-width="1.3708in"/>
    </style:style>
    <style:style style:name="Table4.C" style:family="table-column">
      <style:table-column-properties style:column-width="1.7549in"/>
    </style:style>
    <style:style style:name="Table4.D" style:family="table-column">
      <style:table-column-properties style:column-width="1.8681in"/>
    </style:style>
    <style:style style:name="Table4.A1" style:family="table-cell">
      <style:table-cell-properties fo:padding="0in" fo:border="0.75pt solid #000000" style:writing-mode="page"/>
    </style:style>
    <style:style style:name="Table4.4" style:family="table-row">
      <style:table-row-properties style:min-row-height="0.2007in"/>
    </style:style>
    <style:style style:name="P1" style:family="paragraph" style:parent-style-name="Standard">
      <style:paragraph-properties fo:text-align="justify" style:justify-single-word="false">
        <style:tab-stops/>
      </style:paragraph-properties>
      <style:text-properties style:font-name="arial" fo:language="es" fo:country="PY" fo:font-weight="bold" style:font-weight-asian="bold" style:font-weight-complex="bold"/>
    </style:style>
    <style:style style:name="P2" style:family="paragraph" style:parent-style-name="Standard">
      <style:paragraph-properties fo:text-align="justify" style:justify-single-word="false"/>
      <style:text-properties style:font-name="arial" fo:language="es" fo:country="PY" officeooo:rsid="001efba6" officeooo:paragraph-rsid="001efba6"/>
    </style:style>
    <style:style style:name="P3" style:family="paragraph" style:parent-style-name="Standard">
      <style:paragraph-properties fo:text-align="justify" style:justify-single-word="false"/>
      <style:text-properties style:font-name="arial" fo:font-size="12pt" fo:language="es" fo:country="PY" officeooo:rsid="00215a9e" officeooo:paragraph-rsid="00215a9e" style:font-size-asian="12pt" style:font-size-complex="12pt"/>
    </style:style>
    <style:style style:name="P4" style:family="paragraph" style:parent-style-name="Standard">
      <style:paragraph-properties fo:text-align="justify" style:justify-single-word="false"/>
      <style:text-properties style:font-name="arial" fo:font-size="12pt" fo:language="es" fo:country="PY" officeooo:rsid="00215a9e" officeooo:paragraph-rsid="00266393" style:font-size-asian="12pt" style:font-size-complex="12pt"/>
    </style:style>
    <style:style style:name="P5" style:family="paragraph" style:parent-style-name="Standard">
      <style:paragraph-properties fo:text-align="justify" style:justify-single-word="false"/>
      <style:text-properties style:font-name="arial" fo:font-size="12pt" fo:language="es" fo:country="PY" officeooo:rsid="0021ee56" officeooo:paragraph-rsid="003eb1a3" style:font-size-asian="12pt" style:font-size-complex="12pt"/>
    </style:style>
    <style:style style:name="P6" style:family="paragraph" style:parent-style-name="Standard">
      <style:paragraph-properties fo:text-align="justify" style:justify-single-word="false"/>
      <style:text-properties style:font-name="arial" fo:font-size="12pt" fo:language="es" fo:country="PY" officeooo:rsid="00230a03" officeooo:paragraph-rsid="00230a03" style:font-size-asian="12pt" style:font-size-complex="12pt"/>
    </style:style>
    <style:style style:name="P7" style:family="paragraph" style:parent-style-name="Standard">
      <style:paragraph-properties fo:text-align="justify" style:justify-single-word="false"/>
      <style:text-properties style:font-name="arial" fo:font-size="12pt" fo:language="es" fo:country="PY" officeooo:rsid="00230a03" officeooo:paragraph-rsid="00266393" style:font-size-asian="12pt" style:font-size-complex="12pt"/>
    </style:style>
    <style:style style:name="P8" style:family="paragraph" style:parent-style-name="Standard">
      <style:paragraph-properties fo:text-align="justify" style:justify-single-word="false"/>
      <style:text-properties style:font-name="arial" fo:font-size="12pt" fo:language="es" fo:country="PY" fo:font-weight="bold" officeooo:rsid="00215a9e" officeooo:paragraph-rsid="00215a9e"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language="es" fo:country="PY" fo:font-weight="bold" officeooo:rsid="00215a9e" officeooo:paragraph-rsid="00266393"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size="12pt" fo:language="es" fo:country="PY" fo:font-weight="bold" officeooo:rsid="00215a9e" officeooo:paragraph-rsid="00320e17"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 fo:font-size="12pt" fo:language="es" fo:country="PY" fo:font-weight="bold" officeooo:rsid="00329630" officeooo:paragraph-rsid="00329630"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arial" fo:font-size="12pt" fo:language="es" fo:country="PY" fo:font-weight="bold" officeooo:rsid="00354440" officeooo:paragraph-rsid="00354440"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arial" fo:font-size="12pt" fo:language="es" fo:country="PY" fo:font-weight="bold" officeooo:rsid="003c3ddb" officeooo:paragraph-rsid="003c3ddb"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 fo:font-size="12pt" fo:language="es" fo:country="PY" fo:font-weight="bold" officeooo:rsid="003e0303" officeooo:paragraph-rsid="003e0303"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 fo:font-size="12pt" fo:language="es" fo:country="PY" fo:font-weight="normal" officeooo:rsid="002a806f" officeooo:paragraph-rsid="002a806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language="es" fo:country="PY" fo:font-weight="normal" officeooo:rsid="002d8a18" officeooo:paragraph-rsid="002ea45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language="es" fo:country="PY" fo:font-weight="normal" officeooo:rsid="002ea45e" officeooo:paragraph-rsid="002ea45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language="es" fo:country="PY" fo:font-weight="normal" officeooo:rsid="002ff921" officeooo:paragraph-rsid="002ff921"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language="es" fo:country="PY" fo:font-weight="normal" officeooo:rsid="0030ad6f" officeooo:paragraph-rsid="0030ad6f"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language="es" fo:country="PY" fo:font-weight="normal" officeooo:rsid="00320e17" officeooo:paragraph-rsid="00320e1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language="es" fo:country="PY" fo:font-weight="normal" officeooo:rsid="00329630" officeooo:paragraph-rsid="00329630"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language="es" fo:country="PY" fo:font-weight="normal" officeooo:rsid="0032d468" officeooo:paragraph-rsid="0032d46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es" fo:country="PY" fo:font-weight="normal" officeooo:rsid="003478bc" officeooo:paragraph-rsid="003478bc"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language="es" fo:country="PY" fo:font-weight="normal" officeooo:rsid="00353171" officeooo:paragraph-rsid="0035317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es" fo:country="PY" fo:font-weight="normal" officeooo:rsid="00354440" officeooo:paragraph-rsid="0035444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arial" fo:font-size="12pt" fo:language="es" fo:country="PY" fo:font-weight="normal" officeooo:rsid="0035d46e" officeooo:paragraph-rsid="0035d46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language="es" fo:country="PY" fo:font-weight="normal" officeooo:rsid="003c3ddb" officeooo:paragraph-rsid="003c3dd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language="es" fo:country="PY" fo:font-weight="normal" officeooo:rsid="003e0303" officeooo:paragraph-rsid="003e030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language="es" fo:country="PY" fo:font-style="italic" fo:font-weight="normal" officeooo:rsid="00354440" officeooo:paragraph-rsid="00354440"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style:font-name="arial" fo:font-size="12pt" fo:language="es" fo:country="PY" fo:font-style="italic" fo:font-weight="normal" officeooo:rsid="002d8a18" officeooo:paragraph-rsid="002ea45e"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arial" fo:font-size="12pt" fo:language="es" fo:country="PY" fo:font-style="italic" fo:font-weight="normal" officeooo:rsid="002ff921" officeooo:paragraph-rsid="002ff921"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style:font-name="arial" fo:font-size="12pt" fo:language="es" fo:country="PY" fo:font-style="italic" fo:font-weight="normal" officeooo:rsid="0030ad6f" officeooo:paragraph-rsid="0030ad6f"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style:font-name="arial" fo:font-size="12pt" fo:language="en" fo:country="US" officeooo:rsid="00230a03" officeooo:paragraph-rsid="00230a03" style:font-size-asian="12pt" style:font-size-complex="12pt"/>
    </style:style>
    <style:style style:name="P34" style:family="paragraph" style:parent-style-name="Standard">
      <style:paragraph-properties fo:text-align="justify" style:justify-single-word="false"/>
      <style:text-properties style:font-name="arial" fo:font-size="12pt" fo:language="en" fo:country="US" fo:font-style="italic" officeooo:rsid="00230a03" officeooo:paragraph-rsid="00230a03"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style:font-name="arial" fo:font-size="12pt" fo:language="en" fo:country="US" fo:font-weight="bold" officeooo:rsid="00230a03" officeooo:paragraph-rsid="00230a03"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arial" fo:font-size="14pt" fo:language="es" fo:country="PY" fo:font-weight="normal" officeooo:rsid="0030ad6f" officeooo:paragraph-rsid="00320e17"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arial" fo:font-size="14pt" fo:language="es" fo:country="PY" officeooo:rsid="00230a03" officeooo:paragraph-rsid="00230a03" style:font-size-asian="14pt" style:font-size-complex="14pt"/>
    </style:style>
    <style:style style:name="P38" style:family="paragraph" style:parent-style-name="Standard">
      <style:paragraph-properties fo:text-align="justify" style:justify-single-word="false"/>
      <style:text-properties style:font-name="arial" fo:font-size="14pt" fo:language="es" fo:country="PY" officeooo:rsid="00230a03" officeooo:paragraph-rsid="00266393" style:font-size-asian="14pt" style:font-size-complex="14pt"/>
    </style:style>
    <style:style style:name="P39" style:family="paragraph" style:parent-style-name="Standard">
      <style:paragraph-properties fo:text-align="justify" style:justify-single-word="false"/>
      <style:text-properties style:font-name="arial" fo:font-size="14pt" fo:language="en" fo:country="US" officeooo:rsid="00230a03" officeooo:paragraph-rsid="00230a03" style:font-size-asian="14pt" style:font-size-complex="14pt"/>
    </style:style>
    <style:style style:name="P40" style:family="paragraph" style:parent-style-name="Standard">
      <style:paragraph-properties fo:text-align="justify" style:justify-single-word="false"/>
      <style:text-properties style:font-name="arial" fo:language="en" fo:country="US" officeooo:rsid="001efba6" officeooo:paragraph-rsid="001efba6"/>
    </style:style>
    <style:style style:name="P41" style:family="paragraph" style:parent-style-name="Standard">
      <style:paragraph-properties fo:text-align="justify" style:justify-single-word="false"/>
      <style:text-properties style:font-name="arial" fo:language="en" fo:country="US" style:text-underline-style="none" fo:font-weight="bold" officeooo:rsid="001efba6" officeooo:paragraph-rsid="001efba6" style:font-weight-asian="bold" style:font-weight-complex="bold"/>
    </style:style>
    <style:style style:name="P42" style:family="paragraph" style:parent-style-name="Standard">
      <style:paragraph-properties fo:text-align="justify" style:justify-single-word="false"/>
      <style:text-properties style:font-name="arial" fo:language="en" fo:country="US" fo:font-weight="bold" officeooo:rsid="001efba6" officeooo:paragraph-rsid="001efba6" style:font-weight-asian="bold" style:font-weight-complex="bold"/>
    </style:style>
    <style:style style:name="P43" style:family="paragraph" style:parent-style-name="Standard">
      <style:paragraph-properties fo:text-align="justify" style:justify-single-word="false"/>
      <style:text-properties style:font-name="arial" fo:font-size="13pt" fo:language="es" fo:country="PY" officeooo:rsid="00215a9e" officeooo:paragraph-rsid="00215a9e" style:font-size-asian="13pt" style:font-size-complex="13pt"/>
    </style:style>
    <style:style style:name="P44" style:family="paragraph" style:parent-style-name="Standard">
      <style:paragraph-properties fo:text-align="justify" style:justify-single-word="false"/>
      <style:text-properties style:font-name="arial" fo:font-size="13pt" fo:language="es" fo:country="PY" fo:font-weight="bold" officeooo:rsid="00215a9e" officeooo:paragraph-rsid="00320e17"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arial" fo:font-size="13pt" fo:language="es" fo:country="PY" fo:font-weight="bold" officeooo:rsid="00230a03" officeooo:paragraph-rsid="00266393" style:font-size-asian="13pt" style:font-weight-asian="bold" style:font-size-complex="13pt" style:font-weight-complex="bold"/>
    </style:style>
    <style:style style:name="P46" style:family="paragraph" style:parent-style-name="Standard">
      <style:paragraph-properties fo:text-align="justify" style:justify-single-word="false"/>
      <style:text-properties style:font-name="arial" fo:font-size="13pt" fo:language="es" fo:country="PY" fo:font-weight="bold" style:font-size-asian="13pt" style:font-weight-asian="bold" style:font-size-complex="13pt" style:font-weight-complex="bold"/>
    </style:style>
    <style:style style:name="P47" style:family="paragraph" style:parent-style-name="Standard">
      <style:paragraph-properties fo:text-align="justify" style:justify-single-word="false"/>
      <style:text-properties style:font-name="arial" fo:font-size="13pt" fo:language="es" fo:country="PY" fo:font-weight="normal" officeooo:rsid="00215a9e" officeooo:paragraph-rsid="0035d46e" style:font-size-asian="13pt" style:font-weight-asian="normal" style:font-size-complex="13pt" style:font-weight-complex="normal"/>
    </style:style>
    <style:style style:name="P48" style:family="paragraph" style:parent-style-name="Standard">
      <style:paragraph-properties fo:text-align="justify" style:justify-single-word="false">
        <style:tab-stops/>
      </style:paragraph-properties>
      <style:text-properties style:font-name="arial" fo:font-weight="bold" style:font-weight-asian="bold" style:font-weight-complex="bold"/>
    </style:style>
    <style:style style:name="P49" style:family="paragraph" style:parent-style-name="Standard">
      <style:paragraph-properties fo:text-align="justify" style:justify-single-word="false">
        <style:tab-stops/>
      </style:paragraph-properties>
      <style:text-properties style:font-name="arial"/>
    </style:style>
    <style:style style:name="P50" style:family="paragraph" style:parent-style-name="Standard">
      <style:paragraph-properties fo:text-align="justify" style:justify-single-word="false"/>
      <style:text-properties style:font-name="arial"/>
    </style:style>
    <style:style style:name="P51" style:family="paragraph" style:parent-style-name="Table_20_Contents">
      <style:paragraph-properties fo:text-align="justify" style:justify-single-word="false"/>
      <style:text-properties style:font-name="arial" fo:font-size="12pt" officeooo:rsid="0032d468" officeooo:paragraph-rsid="0035d46e" style:font-size-asian="12pt" style:font-size-complex="12pt"/>
    </style:style>
    <style:style style:name="P52" style:family="paragraph" style:parent-style-name="Table_20_Contents">
      <style:paragraph-properties fo:text-align="justify" style:justify-single-word="false"/>
      <style:text-properties style:font-name="arial" fo:font-size="12pt" officeooo:rsid="0035d46e" officeooo:paragraph-rsid="0035d46e" style:font-size-asian="12pt" style:font-size-complex="12pt"/>
    </style:style>
    <style:style style:name="P53" style:family="paragraph" style:parent-style-name="Table_20_Contents">
      <style:paragraph-properties fo:text-align="justify" style:justify-single-word="false"/>
      <style:text-properties style:font-name="arial" fo:font-size="12pt" officeooo:paragraph-rsid="0035d46e" style:font-size-asian="12pt" style:font-size-complex="12pt"/>
    </style:style>
    <style:style style:name="P54" style:family="paragraph" style:parent-style-name="Table_20_Contents">
      <style:paragraph-properties fo:text-align="justify" style:justify-single-word="false"/>
      <style:text-properties style:font-name="arial" fo:font-size="12pt" fo:language="es" fo:country="PY" fo:font-weight="bold" officeooo:rsid="0032d468" officeooo:paragraph-rsid="0032d468" style:font-size-asian="12pt" style:font-weight-asian="bold" style:font-size-complex="12pt" style:font-weight-complex="bold"/>
    </style:style>
    <style:style style:name="P55" style:family="paragraph" style:parent-style-name="Table_20_Contents">
      <style:paragraph-properties fo:text-align="justify" style:justify-single-word="false"/>
      <style:text-properties style:font-name="arial" fo:font-size="12pt" fo:language="es" fo:country="PY" fo:font-weight="bold" officeooo:rsid="0032d468" officeooo:paragraph-rsid="003478bc"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font-name="arial" fo:font-size="12pt" fo:language="es" fo:country="PY" fo:font-weight="bold" officeooo:rsid="0032d468" officeooo:paragraph-rsid="0035d46e" style:font-size-asian="12pt" style:font-weight-asian="bold" style:font-size-complex="12pt" style:font-weight-complex="bold"/>
    </style:style>
    <style:style style:name="P57" style:family="paragraph" style:parent-style-name="Table_20_Contents">
      <style:paragraph-properties fo:text-align="justify" style:justify-single-word="false"/>
      <style:text-properties style:font-name="arial" fo:font-size="12pt" fo:font-weight="bold" officeooo:rsid="0032d468" officeooo:paragraph-rsid="0032d468" style:font-size-asian="12pt" style:font-weight-asian="bold" style:font-size-complex="12pt" style:font-weight-complex="bold"/>
    </style:style>
    <style:style style:name="P58" style:family="paragraph" style:parent-style-name="Table_20_Contents">
      <style:paragraph-properties fo:text-align="justify" style:justify-single-word="false"/>
      <style:text-properties style:font-name="arial" fo:font-size="12pt" fo:font-weight="bold" officeooo:rsid="0032d468" officeooo:paragraph-rsid="003478bc" style:font-size-asian="12pt" style:font-weight-asian="bold" style:font-size-complex="12pt" style:font-weight-complex="bold"/>
    </style:style>
    <style:style style:name="P59" style:family="paragraph" style:parent-style-name="Table_20_Contents">
      <style:paragraph-properties fo:text-align="justify" style:justify-single-word="false"/>
      <style:text-properties style:font-name="arial" fo:font-size="12pt" fo:font-weight="bold" officeooo:rsid="0032d468" officeooo:paragraph-rsid="0035d46e" style:font-size-asian="12pt" style:font-weight-asian="bold" style:font-size-complex="12pt" style:font-weight-complex="bold"/>
    </style:style>
    <style:style style:name="P60"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61" style:family="paragraph" style:parent-style-name="Table_20_Contents">
      <style:paragraph-properties fo:text-align="justify" style:justify-single-word="false"/>
      <style:text-properties style:font-name="arial" fo:font-size="12pt" fo:font-weight="bold" officeooo:paragraph-rsid="003478bc" style:font-size-asian="12pt" style:font-weight-asian="bold" style:font-size-complex="12pt" style:font-weight-complex="bold"/>
    </style:style>
    <style:style style:name="P62" style:family="paragraph" style:parent-style-name="Table_20_Contents">
      <style:paragraph-properties fo:text-align="justify" style:justify-single-word="false"/>
      <style:text-properties style:font-name="arial" fo:font-size="12pt" fo:font-weight="normal" officeooo:rsid="0032d468" officeooo:paragraph-rsid="0032d468" style:font-size-asian="12pt" style:font-weight-asian="normal" style:font-size-complex="12pt" style:font-weight-complex="normal"/>
    </style:style>
    <style:style style:name="P63" style:family="paragraph" style:parent-style-name="Table_20_Contents">
      <style:paragraph-properties fo:text-align="justify" style:justify-single-word="false"/>
      <style:text-properties style:font-name="arial" fo:font-size="12pt" fo:font-weight="normal" officeooo:rsid="0032d468" officeooo:paragraph-rsid="003478bc" style:font-size-asian="12pt" style:font-weight-asian="normal" style:font-size-complex="12pt" style:font-weight-complex="normal"/>
    </style:style>
    <style:style style:name="T1" style:family="text">
      <style:text-properties officeooo:rsid="001efba6"/>
    </style:style>
    <style:style style:name="T2" style:family="text">
      <style:text-properties officeooo:rsid="001f718c"/>
    </style:style>
    <style:style style:name="T3" style:family="text">
      <style:text-properties fo:language="en" fo:country="US" fo:font-style="italic" style:text-underline-style="none" fo:font-weight="normal" style:font-style-asian="italic" style:font-weight-asian="normal" style:font-style-complex="italic" style:font-weight-complex="normal"/>
    </style:style>
    <style:style style:name="T4" style:family="text">
      <style:text-properties officeooo:rsid="0024abf3"/>
    </style:style>
    <style:style style:name="T5" style:family="text">
      <style:text-properties style:text-underline-style="none"/>
    </style:style>
    <style:style style:name="T6" style:family="text">
      <style:text-properties style:text-underline-style="none" officeooo:rsid="003885bc"/>
    </style:style>
    <style:style style:name="T7" style:family="text">
      <style:text-properties style:font-name="Liberation Sans"/>
    </style:style>
    <style:style style:name="T8" style:family="text">
      <style:text-properties officeooo:rsid="00266393"/>
    </style:style>
    <style:style style:name="T9" style:family="text">
      <style:text-properties officeooo:rsid="00275af1"/>
    </style:style>
    <style:style style:name="T10" style:family="text">
      <style:text-properties officeooo:rsid="002be8b4"/>
    </style:style>
    <style:style style:name="T11" style:family="text">
      <style:text-properties officeooo:rsid="002d8a18"/>
    </style:style>
    <style:style style:name="T12" style:family="text">
      <style:text-properties officeooo:rsid="002ea45e"/>
    </style:style>
    <style:style style:name="T13" style:family="text">
      <style:text-properties officeooo:rsid="002ff921"/>
    </style:style>
    <style:style style:name="T14" style:family="text">
      <style:text-properties officeooo:rsid="00329630"/>
    </style:style>
    <style:style style:name="T15" style:family="text">
      <style:text-properties officeooo:rsid="0032d468"/>
    </style:style>
    <style:style style:name="T16" style:family="text">
      <style:text-properties officeooo:rsid="003478bc"/>
    </style:style>
    <style:style style:name="T17" style:family="text">
      <style:text-properties officeooo:rsid="0035d46e"/>
    </style:style>
    <style:style style:name="T18" style:family="text">
      <style:text-properties fo:font-weight="bold" style:font-weight-asian="bold" style:font-weight-complex="bold"/>
    </style:style>
    <style:style style:name="T19" style:family="text">
      <style:text-properties fo:font-weight="bold" officeooo:rsid="00354440" style:font-weight-asian="bold" style:font-weight-complex="bold"/>
    </style:style>
    <style:style style:name="T20" style:family="text">
      <style:text-properties officeooo:rsid="003694b8"/>
    </style:style>
    <style:style style:name="T21" style:family="text">
      <style:text-properties officeooo:rsid="003885bc"/>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ize="13pt" style:font-size-asian="13pt" style:font-size-complex="13pt"/>
    </style:style>
    <style:style style:name="T25" style:family="text">
      <style:text-properties officeooo:rsid="003a87b6"/>
    </style:style>
    <style:style style:name="T26" style:family="text">
      <style:text-properties officeooo:rsid="003e0303"/>
    </style:style>
    <style:style style:name="T27" style:family="text">
      <style:text-properties officeooo:rsid="003eb1a3"/>
    </style:style>
    <style:style style:name="T28" style:family="text">
      <style:text-properties officeooo:rsid="003f39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7">1 - </text:span><text:span text:style-name="T1">G</text:span>enerar dos problemas con datos aleatorios (notar que es una posibilidad nativa del simulador) deshabilitando E/S. Incluir en el informe una explicación breve de los resultados obtenidos y el diagrama de Gantt para uno de los dos problemas.</text:p>
      <text:p text:style-name="P2"/>
      <text:p text:style-name="P2">Ejecutando ./mlfq.py -m 30 -M 0 -c hacemos que el programa simule el comportamiento de una MLFQ de 3 niveles de prioridad, que esta cargada con 3 procesos que pueden usar como máximo 30 <text:span text:style-name="T8">unidades de tiempo</text:span> cada uno, que no hacen I/O y que además el programa imprima la traza de ejecución de los procesos junto con <text:span text:style-name="T21">métricas de scheduling</text:span> como tiempo de inicio, tiempo de respuesta y <text:span text:style-name="T2">tiempo de entrega (turnaround)</text:span>.</text:p>
      <text:p text:style-name="P2"/>
      <text:p text:style-name="P2"><text:span text:style-name="T23">.</text:span><text:span text:style-name="T3">/mlfq.py -m 30 -M 0 -c</text:span></text:p>
      <text:p text:style-name="P42">Here is the list of inputs:</text:p>
      <text:p text:style-name="P40">OPTIONS jobs 3</text:p>
      <text:p text:style-name="P40">OPTIONS queues 3</text:p>
      <text:p text:style-name="P40">OPTIONS allotments for queue <text:s/>2 is <text:s text:c="2"/>1</text:p>
      <text:p text:style-name="P40">OPTIONS quantum length for <text:span text:style-name="T22">queue</text:span> <text:s/>2 is <text:s/>10</text:p>
      <text:p text:style-name="P40">OPTIONS allotments for queue <text:s/>1 is <text:s text:c="2"/>1</text:p>
      <text:p text:style-name="P40">OPTIONS quantum length for queue <text:s/>1 is <text:s/>10</text:p>
      <text:p text:style-name="P40">OPTIONS allotments for queue <text:s/>0 is <text:s text:c="2"/>1</text:p>
      <text:p text:style-name="P40">OPTIONS quantum length for queue <text:s/>0 is <text:s/>10</text:p>
      <text:p text:style-name="P40">OPTIONS boost 0</text:p>
      <text:p text:style-name="P40">OPTIONS ioTime 5</text:p>
      <text:p text:style-name="P40">OPTIONS stayAfterIO False</text:p>
      <text:p text:style-name="P40">OPTIONS iobump False</text:p>
      <text:p text:style-name="P40"/>
      <text:p text:style-name="P42">For each job, three defining characteristics are given:</text:p>
      <text:p text:style-name="P40"><text:s text:c="2"/>startTime : at what time does the job enter the system</text:p>
      <text:p text:style-name="P40"><text:s text:c="2"/>runTime <text:s text:c="2"/>: the total CPU time needed by the job to finish</text:p>
      <text:p text:style-name="P40"><text:s text:c="2"/>ioFreq <text:s text:c="3"/>: every ioFreq time units, the job issues an I/O</text:p>
      <text:p text:style-name="P40"><text:s text:c="14"/>(the I/O takes ioTime units to complete)</text:p>
      <text:p text:style-name="P40"/>
      <text:p text:style-name="P42">Job List:</text:p>
      <text:p text:style-name="P40"><text:s text:c="2"/>Job <text:s/>0: startTime <text:s text:c="2"/>0 - runTime <text:s/>25 - ioFreq <text:s text:c="2"/>0</text:p>
      <text:p text:style-name="P40"><text:s text:c="2"/>Job <text:s/>1: startTime <text:s text:c="2"/>0 - runTime <text:s/>13 - ioFreq <text:s text:c="2"/>0</text:p>
      <text:p text:style-name="P40"><text:s text:c="2"/>Job <text:s/>2: startTime <text:s text:c="2"/>0 - runTime <text:s/>15 - ioFreq <text:s text:c="2"/>0</text:p>
      <text:p text:style-name="P40"/>
      <text:p text:style-name="P42">Execution Trace:</text:p>
      <text:p text:style-name="P40">[ time 0 ] JOB BEGINS by JOB 0</text:p>
      <text:p text:style-name="P40">[ time 0 ] JOB BEGINS by JOB 1</text:p>
      <text:p text:style-name="P40">[ time 0 ] JOB BEGINS by JOB 2</text:p>
      <text:p text:style-name="P40">[ time 0 ] Run JOB 0 at PRIORITY 2 [ TICKS 9 ALLOT 1 TIME 24 (of 25) ]</text:p>
      <text:p text:style-name="P40">[ time 1 ] Run JOB 0 at PRIORITY 2 [ TICKS 8 ALLOT 1 TIME 23 (of 25) ]</text:p>
      <text:p text:style-name="P40">[ time 2 ] Run JOB 0 at PRIORITY 2 [ TICKS 7 ALLOT 1 TIME 22 (of 25) ]</text:p>
      <text:p text:style-name="P40">[ time 3 ] Run JOB 0 at PRIORITY 2 [ TICKS 6 ALLOT 1 TIME 21 (of 25) ]</text:p>
      <text:p text:style-name="P40">[ time 4 ] Run JOB 0 at PRIORITY 2 [ TICKS 5 ALLOT 1 TIME 20 (of 25) ]</text:p>
      <text:p text:style-name="P40">[ time 5 ] Run JOB 0 at PRIORITY 2 [ TICKS 4 ALLOT 1 TIME 19 (of 25) ]</text:p>
      <text:p text:style-name="P40">[ time 6 ] Run JOB 0 at PRIORITY 2 [ TICKS 3 ALLOT 1 TIME 18 (of 25) ]</text:p>
      <text:p text:style-name="P40">[ time 7 ] Run JOB 0 at PRIORITY 2 [ TICKS 2 ALLOT 1 TIME 17 (of 25) ]</text:p>
      <text:p text:style-name="P40">[ time 8 ] Run JOB 0 at PRIORITY 2 [ TICKS 1 ALLOT 1 TIME 16 (of 25) ]</text:p>
      <text:p text:style-name="P40">[ time 9 ] Run JOB 0 at PRIORITY 2 [ TICKS 0 ALLOT 1 TIME 15 (of 25) ]</text:p>
      <text:p text:style-name="P40">[ time 10 ] Run JOB 1 at PRIORITY 2 [ TICKS 9 ALLOT 1 TIME 12 (of 13) ]</text:p>
      <text:p text:style-name="P40"><text:soft-page-break/>[ time 11 ] Run JOB 1 at PRIORITY 2 [ TICKS 8 ALLOT 1 TIME 11 (of 13) ]</text:p>
      <text:p text:style-name="P40">[ time 12 ] Run JOB 1 at PRIORITY 2 [ TICKS 7 ALLOT 1 TIME 10 (of 13) ]</text:p>
      <text:p text:style-name="P40">[ time 13 ] Run JOB 1 at PRIORITY 2 [ TICKS 6 ALLOT 1 TIME 9 (of 13) ]</text:p>
      <text:p text:style-name="P40">[ time 14 ] Run JOB 1 at PRIORITY 2 [ TICKS 5 ALLOT 1 TIME 8 (of 13) ]</text:p>
      <text:p text:style-name="P40">[ time 15 ] Run JOB 1 at PRIORITY 2 [ TICKS 4 ALLOT 1 TIME 7 (of 13) ]</text:p>
      <text:p text:style-name="P40">[ time 16 ] Run JOB 1 at PRIORITY 2 [ TICKS 3 ALLOT 1 TIME 6 (of 13) ]</text:p>
      <text:p text:style-name="P40">[ time 17 ] Run JOB 1 at PRIORITY 2 [ TICKS 2 ALLOT 1 TIME 5 (of 13) ]</text:p>
      <text:p text:style-name="P40">[ time 18 ] Run JOB 1 at PRIORITY 2 [ TICKS 1 ALLOT 1 TIME 4 (of 13) ]</text:p>
      <text:p text:style-name="P40">[ time 19 ] Run JOB 1 at PRIORITY 2 [ TICKS 0 ALLOT 1 TIME 3 (of 13) ]</text:p>
      <text:p text:style-name="P40">[ time 20 ] Run JOB 2 at PRIORITY 2 [ TICKS 9 ALLOT 1 TIME 14 (of 15) ]</text:p>
      <text:p text:style-name="P40">[ time 21 ] Run JOB 2 at PRIORITY 2 [ TICKS 8 ALLOT 1 TIME 13 (of 15) ]</text:p>
      <text:p text:style-name="P40">[ time 22 ] Run JOB 2 at PRIORITY 2 [ TICKS 7 ALLOT 1 TIME 12 (of 15) ]</text:p>
      <text:p text:style-name="P40">[ time 23 ] Run JOB 2 at PRIORITY 2 [ TICKS 6 ALLOT 1 TIME 11 (of 15) ]</text:p>
      <text:p text:style-name="P40">[ time 24 ] Run JOB 2 at PRIORITY 2 [ TICKS 5 ALLOT 1 TIME 10 (of 15) ]</text:p>
      <text:p text:style-name="P40">[ time 25 ] Run JOB 2 at PRIORITY 2 [ TICKS 4 ALLOT 1 TIME 9 (of 15) ]</text:p>
      <text:p text:style-name="P40">[ time 26 ] Run JOB 2 at PRIORITY 2 [ TICKS 3 ALLOT 1 TIME 8 (of 15) ]</text:p>
      <text:p text:style-name="P40">[ time 27 ] Run JOB 2 at PRIORITY 2 [ TICKS 2 ALLOT 1 TIME 7 (of 15) ]</text:p>
      <text:p text:style-name="P40">[ time 28 ] Run JOB 2 at PRIORITY 2 [ TICKS 1 ALLOT 1 TIME 6 (of 15) ]</text:p>
      <text:p text:style-name="P40">[ time 29 ] Run JOB 2 at PRIORITY 2 [ TICKS 0 ALLOT 1 TIME 5 (of 15) ]</text:p>
      <text:p text:style-name="P40">[ time 30 ] Run JOB 0 at PRIORITY 1 [ TICKS 9 ALLOT 1 TIME 14 (of 25) ]</text:p>
      <text:p text:style-name="P40">[ time 31 ] Run JOB 0 at PRIORITY 1 [ TICKS 8 ALLOT 1 TIME 13 (of 25) ]</text:p>
      <text:p text:style-name="P40">[ time 32 ] Run JOB 0 at PRIORITY 1 [ TICKS 7 ALLOT 1 TIME 12 (of 25) ]</text:p>
      <text:p text:style-name="P40">[ time 33 ] Run JOB 0 at PRIORITY 1 [ TICKS 6 ALLOT 1 TIME 11 (of 25) ]</text:p>
      <text:p text:style-name="P40">[ time 34 ] Run JOB 0 at PRIORITY 1 [ TICKS 5 ALLOT 1 TIME 10 (of 25) ]</text:p>
      <text:p text:style-name="P40">[ time 35 ] Run JOB 0 at PRIORITY 1 [ TICKS 4 ALLOT 1 TIME 9 (of 25) ]</text:p>
      <text:p text:style-name="P40">[ time 36 ] Run JOB 0 at PRIORITY 1 [ TICKS 3 ALLOT 1 TIME 8 (of 25) ]</text:p>
      <text:p text:style-name="P40">[ time 37 ] Run JOB 0 at PRIORITY 1 [ TICKS 2 ALLOT 1 TIME 7 (of 25) ]</text:p>
      <text:p text:style-name="P40">[ time 38 ] Run JOB 0 at PRIORITY 1 [ TICKS 1 ALLOT 1 TIME 6 (of 25) ]</text:p>
      <text:p text:style-name="P40">[ time 39 ] Run JOB 0 at PRIORITY 1 [ TICKS 0 ALLOT 1 TIME 5 (of 25) ]</text:p>
      <text:p text:style-name="P40">[ time 40 ] Run JOB 1 at PRIORITY 1 [ TICKS 9 ALLOT 1 TIME 2 (of 13) ]</text:p>
      <text:p text:style-name="P40">[ time 41 ] Run JOB 1 at PRIORITY 1 [ TICKS 8 ALLOT 1 TIME 1 (of 13) ]</text:p>
      <text:p text:style-name="P40">[ time 42 ] Run JOB 1 at PRIORITY 1 [ TICKS 7 ALLOT 1 TIME 0 (of 13) ]</text:p>
      <text:p text:style-name="P40">[ time 43 ] FINISHED JOB 1</text:p>
      <text:p text:style-name="P40">[ time 43 ] Run JOB 2 at PRIORITY 1 [ TICKS 9 ALLOT 1 TIME 4 (of 15) ]</text:p>
      <text:p text:style-name="P40">[ time 44 ] Run JOB 2 at PRIORITY 1 [ TICKS 8 ALLOT 1 TIME 3 (of 15) ]</text:p>
      <text:p text:style-name="P40">[ time 45 ] Run JOB 2 at PRIORITY 1 [ TICKS 7 ALLOT 1 TIME 2 (of 15) ]</text:p>
      <text:p text:style-name="P40">[ time 46 ] Run JOB 2 at PRIORITY 1 [ TICKS 6 ALLOT 1 TIME 1 (of 15) ]</text:p>
      <text:p text:style-name="P40">[ time 47 ] Run JOB 2 at PRIORITY 1 [ TICKS 5 ALLOT 1 TIME 0 (of 15) ]</text:p>
      <text:p text:style-name="P40">[ time 48 ] FINISHED JOB 2</text:p>
      <text:p text:style-name="P40">[ time 48 ] Run JOB 0 at PRIORITY 0 [ TICKS 9 ALLOT 1 TIME 4 (of 25) ]</text:p>
      <text:p text:style-name="P40">[ time 49 ] Run JOB 0 at PRIORITY 0 [ TICKS 8 ALLOT 1 TIME 3 (of 25) ]</text:p>
      <text:p text:style-name="P40">[ time 50 ] Run JOB 0 at PRIORITY 0 [ TICKS 7 ALLOT 1 TIME 2 (of 25) ]</text:p>
      <text:p text:style-name="P40">[ time 51 ] Run JOB 0 at PRIORITY 0 [ TICKS 6 ALLOT 1 TIME 1 (of 25) ]</text:p>
      <text:p text:style-name="P40">[ time 52 ] Run JOB 0 at PRIORITY 0 [ TICKS 5 ALLOT 1 TIME 0 (of 25) ]</text:p>
      <text:p text:style-name="P40">[ time 53 ] FINISHED JOB 0</text:p>
      <text:p text:style-name="P41">Final statistics:</text:p>
      <text:p text:style-name="P40"><text:s text:c="2"/>Job <text:s/>0: startTime <text:s text:c="2"/>0 - response <text:s text:c="2"/>0 - turnaround <text:s/>53</text:p>
      <text:p text:style-name="P40"><text:s text:c="2"/>Job <text:s/>1: startTime <text:s text:c="2"/>0 - response <text:s/>10 - turnaround <text:s/>43</text:p>
      <text:p text:style-name="P40"><text:s text:c="2"/>Job <text:s/>2: startTime <text:s text:c="2"/>0 - response <text:s/>20 - turnaround <text:s/>48</text:p>
      <text:p text:style-name="P40"/>
      <text:p text:style-name="P40"><text:s text:c="2"/>Avg <text:s/>2: startTime n/a - response 10.00 - turnaround 48.00</text:p>
      <text:p text:style-name="P40"/>
      <text:p text:style-name="P8"><text:soft-page-break/>Explicación del resultado obtenido</text:p>
      <text:p text:style-name="P3">El programa simuló la ejecución de 3 tareas por medio de un scheduler que implementa una multilevel feedback queue, que tiene 3 niveles de prioridad, además cada proceso tiene asignado un quantum de 10 <text:span text:style-name="T8">unidades de tiempo</text:span>.</text:p>
      <text:p text:style-name="P5">El primer trabajo en ejecutarse fue el trabajo 0 que se ejecutó desde 0 <text:span text:style-name="T6">unidades de tiempo</text:span> hasta los 9 <text:span text:style-name="T21">unidades de tiempo </text:span>en la queue 2, luego le siguió la ejecución del trabajo 1 en la queue 2, también por 10 <text:span text:style-name="T21">unidades de tiempo</text:span>, luego se puso en ejecución el trabajo 2 <text:span text:style-name="T9">también en la queue 2 y también por 10 unidades de tiempo, luego </text:span>est<text:span text:style-name="T4">a secuencia de ejecuciones</text:span> fue repitiéndose, pero al avanzar las rondas de ejecución de los 3 trabajos en cada ronda los trabajos baja<text:span text:style-name="T21">n</text:span> de nivel hasta que cada proceso termin<text:span text:style-name="T21">a</text:span>, el proceso 0 <text:span text:style-name="T5">terminó</text:span> a l<text:span text:style-name="T27">a</text:span>s 53 <text:span text:style-name="T27">unidades de tiempo</text:span>, el 1 a l<text:span text:style-name="T27">a</text:span>s 43 <text:span text:style-name="T27">unidades de tiempo </text:span>y el 2 a l<text:span text:style-name="T27">a</text:span>s 48 <text:span text:style-name="T27">unidades de tiempo</text:span>.</text:p>
      <text:p text:style-name="P6">El hecho de que después de cada ronda los trabajos baja<text:span text:style-name="T4">r</text:span>an de prioridad se puede explicar con que utilizan todo su quantum, no terminan de ejecutarse y no hacen I/O, lo que indica que son procesos intensivos en CPU y no son interactivos por lo que se pasan a queues de menor prioridad, pero vale la pena aclarar que ese comportamiento en este caso no tiene mucho efecto pues todas las queues tienen el mismo quantum. </text:p>
      <text:p text:style-name="P37"/>
      <table:table table:name="Table1" table:style-name="Table1">
        <table:table-column table:style-name="Table1.A"/>
        <table:table-column table:style-name="Table1.B"/>
        <table:table-column table:style-name="Table1.C"/>
        <table:table-column table:style-name="Table1.D"/>
        <table:table-column table:style-name="Table1.C" table:number-columns-repeated="2"/>
        <table:table-column table:style-name="Table1.D"/>
        <table:table-column table:style-name="Table1.H"/>
        <table:table-row table:style-name="Table1.1">
          <table:table-cell table:style-name="Table1.A1" table:number-columns-spanned="8" office:value-type="string">
            <text:p text:style-name="P1">Diagrama de Gantt</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8">Process</text:p>
          </table:table-cell>
          <table:table-cell table:style-name="Table1.A2" office:value-type="string">
            <text:p text:style-name="P49">J0</text:p>
          </table:table-cell>
          <table:table-cell table:style-name="Table1.A2" office:value-type="string">
            <text:p text:style-name="P49">J1</text:p>
          </table:table-cell>
          <table:table-cell table:style-name="Table1.A2" office:value-type="string">
            <text:p text:style-name="P49">J2</text:p>
          </table:table-cell>
          <table:table-cell table:style-name="Table1.A2" office:value-type="string">
            <text:p text:style-name="P49">J0</text:p>
          </table:table-cell>
          <table:table-cell table:style-name="Table1.A2" office:value-type="string">
            <text:p text:style-name="P49">J1</text:p>
          </table:table-cell>
          <table:table-cell table:style-name="Table1.A2" office:value-type="string">
            <text:p text:style-name="P49">J2</text:p>
          </table:table-cell>
          <table:table-cell table:style-name="Table1.H2" office:value-type="string">
            <text:p text:style-name="P49">J0</text:p>
          </table:table-cell>
        </table:table-row>
        <table:table-row table:style-name="Table1.1">
          <table:table-cell table:style-name="Table1.A2" office:value-type="string">
            <text:p text:style-name="P48">Time</text:p>
          </table:table-cell>
          <table:table-cell table:style-name="Table1.A2" office:value-type="string">
            <text:p text:style-name="P49">0…9</text:p>
          </table:table-cell>
          <table:table-cell table:style-name="Table1.A2" office:value-type="string">
            <text:p text:style-name="P49">10...19</text:p>
          </table:table-cell>
          <table:table-cell table:style-name="Table1.A2" office:value-type="string">
            <text:p text:style-name="P49">20...29</text:p>
          </table:table-cell>
          <table:table-cell table:style-name="Table1.A2" office:value-type="string">
            <text:p text:style-name="P49">30...39</text:p>
          </table:table-cell>
          <table:table-cell table:style-name="Table1.A2" office:value-type="string">
            <text:p text:style-name="P49">40...42</text:p>
          </table:table-cell>
          <table:table-cell table:style-name="Table1.A2" office:value-type="string">
            <text:p text:style-name="P49">43...47</text:p>
          </table:table-cell>
          <table:table-cell table:style-name="Table1.H2" office:value-type="string">
            <text:p text:style-name="P49">48...52</text:p>
          </table:table-cell>
        </table:table-row>
      </table:table>
      <text:p text:style-name="P50"/>
      <text:p text:style-name="P34">./mlfq.py -m 25 -M 0 -c</text:p>
      <text:p text:style-name="P35">Here is the list of inputs:</text:p>
      <text:p text:style-name="P33">OPTIONS jobs 3</text:p>
      <text:p text:style-name="P33">OPTIONS queues 3</text:p>
      <text:p text:style-name="P33">OPTIONS allotments for queue <text:s/>2 is <text:s text:c="2"/>1</text:p>
      <text:p text:style-name="P33">OPTIONS quantum length for queue <text:s/>2 is <text:s/>10</text:p>
      <text:p text:style-name="P33">OPTIONS allotments for queue <text:s/>1 is <text:s text:c="2"/>1</text:p>
      <text:p text:style-name="P33">OPTIONS quantum length for queue <text:s/>1 is <text:s/>10</text:p>
      <text:p text:style-name="P33">OPTIONS allotments for queue <text:s/>0 is <text:s text:c="2"/>1</text:p>
      <text:p text:style-name="P33">OPTIONS quantum length for queue <text:s/>0 is <text:s/>10</text:p>
      <text:p text:style-name="P33">OPTIONS boost 0</text:p>
      <text:p text:style-name="P33">OPTIONS ioTime 5</text:p>
      <text:p text:style-name="P33">OPTIONS stayAfterIO False</text:p>
      <text:p text:style-name="P33">OPTIONS iobump False</text:p>
      <text:p text:style-name="P33"/>
      <text:p text:style-name="P35">For each job, three defining characteristics are given:</text:p>
      <text:p text:style-name="P33"><text:s text:c="2"/>startTime : at what time does the job enter the system</text:p>
      <text:p text:style-name="P33"><text:s text:c="2"/>runTime <text:s text:c="2"/>: the total CPU time needed by the job to finish</text:p>
      <text:p text:style-name="P33"><text:s text:c="2"/>ioFreq <text:s text:c="3"/>: every ioFreq time units, the job issues an I/O</text:p>
      <text:p text:style-name="P33"><text:s text:c="14"/>(the I/O takes ioTime units to complete)</text:p>
      <text:p text:style-name="P33"/>
      <text:p text:style-name="P35">Job List:</text:p>
      <text:p text:style-name="P33"><text:s text:c="2"/>Job <text:s/>0: startTime <text:s text:c="2"/>0 - runTime <text:s/>21 - ioFreq <text:s text:c="2"/>0</text:p>
      <text:p text:style-name="P33"><text:s text:c="2"/>Job <text:s/>1: startTime <text:s text:c="2"/>0 - runTime <text:s/>11 - ioFreq <text:s text:c="2"/>0</text:p>
      <text:p text:style-name="P33"><text:s text:c="2"/>Job <text:s/>2: startTime <text:s text:c="2"/>0 - runTime <text:s/>13 - ioFreq <text:s text:c="2"/>0</text:p>
      <text:p text:style-name="P33"/>
      <text:p text:style-name="P33"><text:span text:style-name="T18">Execution Trace:</text:span></text:p>
      <text:p text:style-name="P33">[ time 0 ] JOB BEGINS by JOB 0</text:p>
      <text:p text:style-name="P33">[ time 0 ] JOB BEGINS by JOB 1</text:p>
      <text:p text:style-name="P33">[ time 0 ] JOB BEGINS by JOB 2</text:p>
      <text:p text:style-name="P33"><text:soft-page-break/>[ time 0 ] Run JOB 0 at PRIORITY 2 [ TICKS 9 ALLOT 1 TIME 20 (of 21) ]</text:p>
      <text:p text:style-name="P33">[ time 1 ] Run JOB 0 at PRIORITY 2 [ TICKS 8 ALLOT 1 TIME 19 (of 21) ]</text:p>
      <text:p text:style-name="P33">[ time 2 ] Run JOB 0 at PRIORITY 2 [ TICKS 7 ALLOT 1 TIME 18 (of 21) ]</text:p>
      <text:p text:style-name="P33">[ time 3 ] Run JOB 0 at PRIORITY 2 [ TICKS 6 ALLOT 1 TIME 17 (of 21) ]</text:p>
      <text:p text:style-name="P33">[ time 4 ] Run JOB 0 at PRIORITY 2 [ TICKS 5 ALLOT 1 TIME 16 (of 21) ]</text:p>
      <text:p text:style-name="P33">[ time 5 ] Run JOB 0 at PRIORITY 2 [ TICKS 4 ALLOT 1 TIME 15 (of 21) ]</text:p>
      <text:p text:style-name="P33">[ time 6 ] Run JOB 0 at PRIORITY 2 [ TICKS 3 ALLOT 1 TIME 14 (of 21) ]</text:p>
      <text:p text:style-name="P33">[ time 7 ] Run JOB 0 at PRIORITY 2 [ TICKS 2 ALLOT 1 TIME 13 (of 21) ]</text:p>
      <text:p text:style-name="P33">[ time 8 ] Run JOB 0 at PRIORITY 2 [ TICKS 1 ALLOT 1 TIME 12 (of 21) ]</text:p>
      <text:p text:style-name="P33">[ time 9 ] Run JOB 0 at PRIORITY 2 [ TICKS 0 ALLOT 1 TIME 11 (of 21) ]</text:p>
      <text:p text:style-name="P33">[ time 10 ] Run JOB 1 at PRIORITY 2 [ TICKS 9 ALLOT 1 TIME 10 (of 11) ]</text:p>
      <text:p text:style-name="P33">[ time 11 ] Run JOB 1 at PRIORITY 2 [ TICKS 8 ALLOT 1 TIME 9 (of 11) ]</text:p>
      <text:p text:style-name="P33">[ time 12 ] Run JOB 1 at PRIORITY 2 [ TICKS 7 ALLOT 1 TIME 8 (of 11) ]</text:p>
      <text:p text:style-name="P33">[ time 13 ] Run JOB 1 at PRIORITY 2 [ TICKS 6 ALLOT 1 TIME 7 (of 11) ]</text:p>
      <text:p text:style-name="P33">[ time 14 ] Run JOB 1 at PRIORITY 2 [ TICKS 5 ALLOT 1 TIME 6 (of 11) ]</text:p>
      <text:p text:style-name="P33">[ time 15 ] Run JOB 1 at PRIORITY 2 [ TICKS 4 ALLOT 1 TIME 5 (of 11) ]</text:p>
      <text:p text:style-name="P33">[ time 16 ] Run JOB 1 at PRIORITY 2 [ TICKS 3 ALLOT 1 TIME 4 (of 11) ]</text:p>
      <text:p text:style-name="P33">[ time 17 ] Run JOB 1 at PRIORITY 2 [ TICKS 2 ALLOT 1 TIME 3 (of 11) ]</text:p>
      <text:p text:style-name="P33">[ time 18 ] Run JOB 1 at PRIORITY 2 [ TICKS 1 ALLOT 1 TIME 2 (of 11) ]</text:p>
      <text:p text:style-name="P33">[ time 19 ] Run JOB 1 at PRIORITY 2 [ TICKS 0 ALLOT 1 TIME 1 (of 11) ]</text:p>
      <text:p text:style-name="P33">[ time 20 ] Run JOB 2 at PRIORITY 2 [ TICKS 9 ALLOT 1 TIME 12 (of 13) ]</text:p>
      <text:p text:style-name="P33">[ time 21 ] Run JOB 2 at PRIORITY 2 [ TICKS 8 ALLOT 1 TIME 11 (of 13) ]</text:p>
      <text:p text:style-name="P33">[ time 22 ] Run JOB 2 at PRIORITY 2 [ TICKS 7 ALLOT 1 TIME 10 (of 13) ]</text:p>
      <text:p text:style-name="P33">[ time 23 ] Run JOB 2 at PRIORITY 2 [ TICKS 6 ALLOT 1 TIME 9 (of 13) ]</text:p>
      <text:p text:style-name="P33">[ time 24 ] Run JOB 2 at PRIORITY 2 [ TICKS 5 ALLOT 1 TIME 8 (of 13) ]</text:p>
      <text:p text:style-name="P33">[ time 25 ] Run JOB 2 at PRIORITY 2 [ TICKS 4 ALLOT 1 TIME 7 (of 13) ]</text:p>
      <text:p text:style-name="P33">[ time 26 ] Run JOB 2 at PRIORITY 2 [ TICKS 3 ALLOT 1 TIME 6 (of 13) ]</text:p>
      <text:p text:style-name="P33">[ time 27 ] Run JOB 2 at PRIORITY 2 [ TICKS 2 ALLOT 1 TIME 5 (of 13) ]</text:p>
      <text:p text:style-name="P33">[ time 28 ] Run JOB 2 at PRIORITY 2 [ TICKS 1 ALLOT 1 TIME 4 (of 13) ]</text:p>
      <text:p text:style-name="P33">[ time 29 ] Run JOB 2 at PRIORITY 2 [ TICKS 0 ALLOT 1 TIME 3 (of 13) ]</text:p>
      <text:p text:style-name="P33">[ time 30 ] Run JOB 0 at PRIORITY 1 [ TICKS 9 ALLOT 1 TIME 10 (of 21) ]</text:p>
      <text:p text:style-name="P33">[ time 31 ] Run JOB 0 at PRIORITY 1 [ TICKS 8 ALLOT 1 TIME 9 (of 21) ]</text:p>
      <text:p text:style-name="P33">[ time 32 ] Run JOB 0 at PRIORITY 1 [ TICKS 7 ALLOT 1 TIME 8 (of 21) ]</text:p>
      <text:p text:style-name="P33">[ time 33 ] Run JOB 0 at PRIORITY 1 [ TICKS 6 ALLOT 1 TIME 7 (of 21) ]</text:p>
      <text:p text:style-name="P33">[ time 34 ] Run JOB 0 at PRIORITY 1 [ TICKS 5 ALLOT 1 TIME 6 (of 21) ]</text:p>
      <text:p text:style-name="P33">[ time 35 ] Run JOB 0 at PRIORITY 1 [ TICKS 4 ALLOT 1 TIME 5 (of 21) ]</text:p>
      <text:p text:style-name="P33">[ time 36 ] Run JOB 0 at PRIORITY 1 [ TICKS 3 ALLOT 1 TIME 4 (of 21) ]</text:p>
      <text:p text:style-name="P33">[ time 37 ] Run JOB 0 at PRIORITY 1 [ TICKS 2 ALLOT 1 TIME 3 (of 21) ]</text:p>
      <text:p text:style-name="P33">[ time 38 ] Run JOB 0 at PRIORITY 1 [ TICKS 1 ALLOT 1 TIME 2 (of 21) ]</text:p>
      <text:p text:style-name="P33">[ time 39 ] Run JOB 0 at PRIORITY 1 [ TICKS 0 ALLOT 1 TIME 1 (of 21) ]</text:p>
      <text:p text:style-name="P33">[ time 40 ] Run JOB 1 at PRIORITY 1 [ TICKS 9 ALLOT 1 TIME 0 (of 11) ]</text:p>
      <text:p text:style-name="P33">[ time 41 ] FINISHED JOB 1</text:p>
      <text:p text:style-name="P33">[ time 41 ] Run JOB 2 at PRIORITY 1 [ TICKS 9 ALLOT 1 TIME 2 (of 13) ]</text:p>
      <text:p text:style-name="P33">[ time 42 ] Run JOB 2 at PRIORITY 1 [ TICKS 8 ALLOT 1 TIME 1 (of 13) ]</text:p>
      <text:p text:style-name="P33">[ time 43 ] Run JOB 2 at PRIORITY 1 [ TICKS 7 ALLOT 1 TIME 0 (of 13) ]</text:p>
      <text:p text:style-name="P33">[ time 44 ] FINISHED JOB 2</text:p>
      <text:p text:style-name="P33">[ time 44 ] Run JOB 0 at PRIORITY 0 [ TICKS 9 ALLOT 1 TIME 0 (of 21) ]</text:p>
      <text:p text:style-name="P33">[ time 45 ] FINISHED JOB 0</text:p>
      <text:p text:style-name="P33"><text:span text:style-name="T18"/></text:p>
      <text:p text:style-name="P33"><text:span text:style-name="T18"/></text:p>
      <text:p text:style-name="P33"><text:span text:style-name="T18"/></text:p>
      <text:p text:style-name="P33"><text:span text:style-name="T18"/></text:p>
      <text:p text:style-name="P33"><text:soft-page-break/><text:span text:style-name="T18">Final statistics:</text:span></text:p>
      <text:p text:style-name="P33"><text:s text:c="2"/>Job <text:s/>0: startTime <text:s text:c="2"/>0 - response <text:s text:c="2"/>0 - turnaround <text:s/>45</text:p>
      <text:p text:style-name="P33"><text:s text:c="2"/>Job <text:s/>1: startTime <text:s text:c="2"/>0 - response <text:s/>10 - turnaround <text:s/>41</text:p>
      <text:p text:style-name="P33"><text:s text:c="2"/>Job <text:s/>2: startTime <text:s text:c="2"/>0 - response <text:s/>20 - turnaround <text:s/>44</text:p>
      <text:p text:style-name="P33"/>
      <text:p text:style-name="P33"><text:s text:c="2"/>Avg <text:s/>2: startTime n/a - response 10.00 - turnaround 43.33</text:p>
      <text:p text:style-name="P39"/>
      <text:p text:style-name="P9">Explicación del resultado obtenido</text:p>
      <text:p text:style-name="P4">El programa simuló la ejecución de 3 tareas por medio de un scheduler que implementa una multilevel feedback queue, que tiene 3 niveles de prioridad, además cada proceso tiene asignado un quantum de 10 <text:span text:style-name="T8">unidades de tiempo</text:span>.</text:p>
      <text:p text:style-name="P5">El primer trabajo en ejecutarse fue el trabajo 0 que se ejecutó desde 0 <text:span text:style-name="T27">unidades de tiempo</text:span> hasta l<text:span text:style-name="T27">a</text:span>s 9 <text:span text:style-name="T27">unidades de tiempo</text:span> en la queue 2, luego le siguió el la ejecución del trabajo 1 en la queue 2, también por 10 <text:span text:style-name="T27">unidades de tiempo</text:span>, luego se puso en ejecución el trabajo 2 <text:span text:style-name="T9">también en la queue 2 y también por 10 unidades de tiempo, luego </text:span>est<text:span text:style-name="T4">a secuencia de ejecuciones</text:span> fue repitiéndose, pero al avanzar las rondas de ejecución de los 3 trabajos en cada ronda los trabajos bajaban de nivel hasta que cada proceso terminó, el proceso 0 <text:span text:style-name="T5">terminó</text:span> a l<text:span text:style-name="T27">a</text:span>s <text:span text:style-name="T9">45</text:span> <text:span text:style-name="T27">unidades de tiempo</text:span>, el 1 a l<text:span text:style-name="T27">a</text:span>s 4<text:span text:style-name="T9">1</text:span> <text:span text:style-name="T27">unidades de tiempo</text:span> y el 2 a l<text:span text:style-name="T27">a</text:span>s <text:span text:style-name="T9">44</text:span> <text:span text:style-name="T27">unidades de tiempo</text:span>.</text:p>
      <text:p text:style-name="P7">El hecho de que después de cada ronda los trabajos baja<text:span text:style-name="T4">r</text:span>an de prioridad se puede explicar con que utilizan todo su quantum, no terminan de ejecutarse y no hacen I/O, lo que indica que son procesos intensivos en CPU y no son interactivos por lo que se pasan a queues de menor prioridad, pero vale la pena aclarar que ese comportamiento en este caso no tiene mucho efecto pues todas las queues tienen el mismo quantum. </text:p>
      <text:p text:style-name="P38"/>
      <text:p text:style-name="P45">2. El simulador actual provee la posibilidad de conocer el response <text:span text:style-name="T25">t</text:span>ime y turnaround para cada uno de los trabajos. Extender las funcionalidades del simulador para que calcule también las métricas Throughput y Waiting time individual y promedio. Se debe imprimir el Throughput calculado cada 2 unidades de tiempo, mostrando cómo evoluciona a lo largo de la ejecución. Incluir en el informe una descripción breve de la implementación.</text:p>
      <text:p text:style-name="P14">Implementación de throughput</text:p>
      <text:p text:style-name="P28">Como el throughput es la cantidad de trabajos terminados por unidad de tiempo entonces para poder calcular esta métrica cada 2 unidades de tiempo necesito tener acceso a la variable que se utiliza para medir el paso del tiempo que en este caso es currTime, por lo tanto dentro del ciclo principal de ejecución hago el cálculo de la métrica para cada unidad de tiempo par. Para ver en mas detalle la implementación descrita puede consultar el código fuente correspondiente en las lineas 295 a 300 del archivo mlfq.py.</text:p>
      <text:p text:style-name="P13">Implementación de waiting time</text:p>
      <text:p text:style-name="P27">Como el waiting time es la cantidad de tiempo que un proceso pasa en estado ready la forma de calcularlo es simplemente restar el tiempo de inicio (tiempo en que el proceso se puso en estado ready por primera vez) y el tiempo de ejecución (tiempo <text:span text:style-name="T27">en</text:span> que el proceso estuvo en estado running) al tiempo de terminación (tiempo en el que el proceso terminó su ejecución), como cada proceso guarda toda esta información en la variable job <text:span text:style-name="T26">puedo sacar de ahí la información que necesito para calcular el waiting time de cada proceso, que luego imprimo con el resto de métricas de procesos calculadas inicialmente. Para ver en mas detalle la implementación descrita puede consultar el código fuente correspondiente en las lineas 383 y 401 del archivo mlfq.py</text:span></text:p>
      <text:p text:style-name="P38"/>
      <text:p text:style-name="P38"/>
      <text:p text:style-name="P43"><text:soft-page-break/><text:span text:style-name="T19">3 - </text:span><text:span text:style-name="T18">Un programa malicioso puede aprovecharse y usar el mecanismo de llamada a E/S para acaparar recursos del CPU. Simular un escenario con dos trabajos en donde ocurra esta situación. Justificar en el informe porqué se da esta situación.</text:span></text:p>
      <text:p text:style-name="P15">Con la configuración por defecto del programa no se puede lograr esto, porque hace que los procesos bajen de prioridad aunque hagan operaciones de E/S, a esto le llaman <text:s/>tiempo de asignación (allotment time) que es la cantidad de quantums <text:span text:style-name="T10">por los q</text:span>ue un proceso <text:span text:style-name="T10">que hace operaciones de E/S antes de que se acabe su quantum</text:span> pued<text:span text:style-name="T10">a</text:span> ejecutarse sin bajar de prioridad. <text:span text:style-name="T11">Por lo tanto no importa cuanto duren las operaciones de E/S ni cada cuanto las hagan, eventualmente (cuando se les acaba el tiempo de asignación) bajan de prioridad y siempre terminan en la queue de menor prioridad con los procesos que no hacen entrada salida, compartiendo así inevitablemente tiempo de CPU.</text:span></text:p>
      <text:p text:style-name="P16">Si asumimos que las operaciones de E/S tienen una duración de 0 unidades de tiempo, solo para que puedan mantener su prioridad solicitando E/S esto se puede configurar pasando el siguiente argumento al programa -<text:span text:style-name="T12">i 0. A continuación presento ejemplos </text:span>de ejecuciones del simulador en los que <text:s/>se aprecia <text:span text:style-name="T12">el</text:span> comportamiento <text:span text:style-name="T12">descrito anteriormente:</text:span></text:p>
      <text:p text:style-name="P30"><text:span text:style-name="T12">./mlfq.py --jlist 0,100,1:0,100,0 -c -i 0</text:span></text:p>
      <text:p text:style-name="P17">Simula la ejecución de 2 programas uno que hace E/S cada 1 unidad de tiempo y otro que no hace E/S.</text:p>
      <text:p text:style-name="P17">./mlfq.py --jlist 0,100,10:0,100,0 -c -i 0</text:p>
      <text:p text:style-name="P17">Simula la ejecución de 2 programas uno que hace E/S cada 10 unidades de tiempo (justo antes de que se acabe el quantum y pueda tenerse en cuenta para mantener la prioridad) y otro que no hace E/S.</text:p>
      <text:p text:style-name="P17">En ambos ejemplos se logra ver que los procesos terminan ejecutándose en el menor nivel de prioridad <text:span text:style-name="T13">y comparten CPU por lo que los dos tienen un tiempo de finalización diferenciado solo por 1 quantum.</text:span></text:p>
      <text:p text:style-name="P18">Si queremos que un proceso pueda lograr lo solicitado debemos configurar de una manera especifica al scheduler, una opción es hacer que los trabajos que hacen E/S no bajen de prioridad, esto se logra con el argumento -S, esto hace que los programas que no <text:span text:style-name="T28">hacen</text:span> E/S bajen de prioridad como es normal y los que si hacen entrada salida no bajen de prioridad, por lo tanto cuando se le acaba el tiempo de asignación al proceso que no hace E/S baja de prioridad y el que si hace E/S queda en una prioridad mas alta y como las operaciones de E/S se pueden configurar para que no tengan duración, entonces el proceso que hace E/S acapara por completo el uso de la CPU.</text:p>
      <text:p text:style-name="P18">Ejemplo de como observar el comportamiento descrito:</text:p>
      <text:p text:style-name="P31">./mlfq.py --jlist 0,2000,9:0,21,0 -c -i 0 -S</text:p>
      <text:p text:style-name="P19">Esta ejecución hace que el proceso que no hace E/S no pueda terminar hasta que el proceso que si hace E/S termine.</text:p>
      <text:p text:style-name="P19">Otra forma de lograr lo solicitado seria hacer que los procesos que terminan E/S pasen al frente de la queue <text:span text:style-name="T28">en la que están </text:span>se puede hacer esto por medio del argumento -I, esto <text:span text:style-name="T28">junto con la configuración que permite que las llamadas a E/S no tengan duración</text:span> permite que a pesar de que los procesos tengan la misma prioridad siempre se ejecute el proceso que hace E/S.</text:p>
      <text:p text:style-name="P19">Ejemplo de como observar el comportamiento descrito:</text:p>
      <text:p text:style-name="P32">./mlfq.py --jlist 0,2000,10:0,21,0 -c -i 0 -I</text:p>
      <text:p text:style-name="P36"/>
      <text:p text:style-name="P36"/>
      <text:p text:style-name="P36"/>
      <text:p text:style-name="P36"/>
      <text:p text:style-name="P10"><text:soft-page-break/><text:span text:style-name="T24">4 - Considerando la siguiente lista de trabajos (con duración de 5ms para cada operación de E/S):</text:span> </text:p>
      <text:p text:style-name="P47">J1 = (0, 30, 0): intensivo en CPU (llega en t = 0, corre 30ms, sin E/S).</text:p>
      <text:p text:style-name="P47">J2 = (0, 8, 2): interactivo (llega en t = 0, corre 8ms, pide E/S cada 2ms).</text:p>
      <text:p text:style-name="P47">J3 = (10, 12, 0): uso mediano de CPU (llega en t = 10, corre 12ms, sin E/S). </text:p>
      <text:p text:style-name="P44">Hallar dos configuraciones para el simulador: una que sea beneficiosa para el trabajo interactivo (y perjudicial para el resto) y otra que sea exactamente inversa (es decir, perjudicial para el trabajo interactivo y beneficioso para el resto). Describir cada configuración en el informe y justificar el beneficio/perjuicio con base en las métricas que genere cada ejecución.</text:p>
      <text:p text:style-name="P10"/>
      <text:p text:style-name="P11">Configuración beneficiosa para el <text:span text:style-name="T21">proceso</text:span> interactivo.</text:p>
      <text:p text:style-name="P19"><text:span text:style-name="T22">./mlfq.py --jlist 0,30,0:0,8,2:10,12,0 -c -I</text:span> </text:p>
      <text:p text:style-name="P20">Esta configuración hace que los procesos que terminan de hacer E/S pasen al frente de la queue en la que están, <text:span text:style-name="T14">de esta forma cada vez que se termina el proceso de E/S el próximo proceso a ejecutarse es el proceso interactivo.</text:span></text:p>
      <text:p text:style-name="P21">Lo que se logra con esto es que <text:span text:style-name="T15">después de ejecutarse por primera vez</text:span> el proceso interactivo siempre que se pueda ejecutar se ejecute.</text:p>
      <text:p text:style-name="P22">El hecho de que esta configuración es beneficiosa para el trabajo interactivo se puede apreciar en las métricas generadas por el simulador, por ejemplo cuando ejecutamos los mismos procesos pero sin el parámetro -I obtenemos los siguientes resultados:</text:p>
      <text:p text:style-name="P2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
          </table:table-cell>
          <table:table-cell table:style-name="Table2.A1" office:value-type="string">
            <text:p text:style-name="P54">Tiempo de inicio</text:p>
          </table:table-cell>
          <table:table-cell table:style-name="Table2.A1" office:value-type="string">
            <text:p text:style-name="P54">Tiempo de respuesta</text:p>
          </table:table-cell>
          <table:table-cell table:style-name="Table2.A1" office:value-type="string">
            <text:p text:style-name="P54">Tiempo de finalización</text:p>
          </table:table-cell>
        </table:table-row>
        <table:table-row>
          <table:table-cell table:style-name="Table2.A1" office:value-type="string">
            <text:p text:style-name="P57">Job 0</text:p>
          </table:table-cell>
          <table:table-cell table:style-name="Table2.A1" office:value-type="string">
            <text:p text:style-name="P62">0</text:p>
          </table:table-cell>
          <table:table-cell table:style-name="Table2.A1" office:value-type="string">
            <text:p text:style-name="P62">0</text:p>
          </table:table-cell>
          <table:table-cell table:style-name="Table2.A1" office:value-type="string">
            <text:p text:style-name="P62">50</text:p>
          </table:table-cell>
        </table:table-row>
        <table:table-row>
          <table:table-cell table:style-name="Table2.A1" office:value-type="string">
            <text:p text:style-name="P57">Job 1</text:p>
          </table:table-cell>
          <table:table-cell table:style-name="Table2.A1" office:value-type="string">
            <text:p text:style-name="P62">0</text:p>
          </table:table-cell>
          <table:table-cell table:style-name="Table2.A1" office:value-type="string">
            <text:p text:style-name="P62">10</text:p>
          </table:table-cell>
          <table:table-cell table:style-name="Table2.A1" office:value-type="string">
            <text:p text:style-name="P62">38</text:p>
          </table:table-cell>
        </table:table-row>
        <table:table-row table:style-name="Table2.4">
          <table:table-cell table:style-name="Table2.A1" office:value-type="string">
            <text:p text:style-name="P57">Job 2</text:p>
          </table:table-cell>
          <table:table-cell table:style-name="Table2.A1" office:value-type="string">
            <text:p text:style-name="P62">10</text:p>
          </table:table-cell>
          <table:table-cell table:style-name="Table2.A1" office:value-type="string">
            <text:p text:style-name="P62">2</text:p>
          </table:table-cell>
          <table:table-cell table:style-name="Table2.A1" office:value-type="string">
            <text:p text:style-name="P62">30</text:p>
          </table:table-cell>
        </table:table-row>
      </table:table>
      <text:p text:style-name="P22"/>
      <text:p text:style-name="P23">En cambio cuando ejecutamos la configuración beneficiosa propuesta obtenemos los siguientes resultados:</text:p>
      <text:p text:style-name="P2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1"/>
          </table:table-cell>
          <table:table-cell table:style-name="Table3.A1" office:value-type="string">
            <text:p text:style-name="P55">Tiempo de inicio</text:p>
          </table:table-cell>
          <table:table-cell table:style-name="Table3.A1" office:value-type="string">
            <text:p text:style-name="P55">Tiempo de respuesta</text:p>
          </table:table-cell>
          <table:table-cell table:style-name="Table3.A1" office:value-type="string">
            <text:p text:style-name="P55">Tiempo de finalización</text:p>
          </table:table-cell>
        </table:table-row>
        <table:table-row>
          <table:table-cell table:style-name="Table3.A1" office:value-type="string">
            <text:p text:style-name="P58">Job 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50</text:p>
          </table:table-cell>
        </table:table-row>
        <table:table-row>
          <table:table-cell table:style-name="Table3.A1" office:value-type="string">
            <text:p text:style-name="P58">Job 1</text:p>
          </table:table-cell>
          <table:table-cell table:style-name="Table3.A1" office:value-type="string">
            <text:p text:style-name="P63">0</text:p>
          </table:table-cell>
          <table:table-cell table:style-name="Table3.A1" office:value-type="string">
            <text:p text:style-name="P63">10</text:p>
          </table:table-cell>
          <table:table-cell table:style-name="Table3.A1" office:value-type="string">
            <text:p text:style-name="P63">3<text:span text:style-name="T16">3</text:span></text:p>
          </table:table-cell>
        </table:table-row>
        <table:table-row table:style-name="Table3.4">
          <table:table-cell table:style-name="Table3.A1" office:value-type="string">
            <text:p text:style-name="P58">Job 2</text:p>
          </table:table-cell>
          <table:table-cell table:style-name="Table3.A1" office:value-type="string">
            <text:p text:style-name="P63">10</text:p>
          </table:table-cell>
          <table:table-cell table:style-name="Table3.A1" office:value-type="string">
            <text:p text:style-name="P63">2</text:p>
          </table:table-cell>
          <table:table-cell table:style-name="Table3.A1" office:value-type="string">
            <text:p text:style-name="P63">30</text:p>
          </table:table-cell>
        </table:table-row>
      </table:table>
      <text:p text:style-name="P24">Claramente esta configuración beneficia al proceso interactivo pues se observa una mejora del 13% en el tiempo de finalización es decir se logra hacer que el proceso termine antes.</text:p>
      <text:p text:style-name="P12">Configuración beneficiosa para el resto de procesos</text:p>
      <text:p text:style-name="P29">./mlfq.py --jlist 0,30,0:0,8,2:10,12,0 -c -a 3</text:p>
      <text:p text:style-name="P25">Lo que <text:span text:style-name="T17">hace</text:span> esta configuración es <text:span text:style-name="T17">modificar el tiempo de asignación (allotment time) del scheduler, es decir </text:span>hacer que la cantidad de veces que un proceso se ejecute en un nivel de prioridad antes de ser bajado de prioridad sea igual a 3, <text:span text:style-name="T17">la consecuencia que eso genera es que todos los procesos se terminan ejecutando con la misma prioridad todo el tiempo, esto genera que el tiempo de CPU sea repartido lo mas equitativamente posible.</text:span></text:p>
      <text:p text:style-name="P26">A continuación se presentan las métricas resultantes de esta configuración:</text:p>
      <text:p text:style-name="P2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
          </table:table-cell>
          <table:table-cell table:style-name="Table4.A1" office:value-type="string">
            <text:p text:style-name="P56">Tiempo de inicio</text:p>
          </table:table-cell>
          <table:table-cell table:style-name="Table4.A1" office:value-type="string">
            <text:p text:style-name="P56">Tiempo de respuesta</text:p>
          </table:table-cell>
          <table:table-cell table:style-name="Table4.A1" office:value-type="string">
            <text:p text:style-name="P56">Tiempo de finalización</text:p>
          </table:table-cell>
        </table:table-row>
        <table:table-row>
          <table:table-cell table:style-name="Table4.A1" office:value-type="string">
            <text:p text:style-name="P59">Job 0</text:p>
          </table:table-cell>
          <table:table-cell table:style-name="Table4.A1" office:value-type="string">
            <text:p text:style-name="P51">0</text:p>
          </table:table-cell>
          <table:table-cell table:style-name="Table4.A1" office:value-type="string">
            <text:p text:style-name="P51">0</text:p>
          </table:table-cell>
          <table:table-cell table:style-name="Table4.A1" office:value-type="string">
            <text:p text:style-name="P52">44</text:p>
          </table:table-cell>
        </table:table-row>
        <table:table-row>
          <table:table-cell table:style-name="Table4.A1" office:value-type="string">
            <text:p text:style-name="P59">Job 1</text:p>
          </table:table-cell>
          <table:table-cell table:style-name="Table4.A1" office:value-type="string">
            <text:p text:style-name="P51">0</text:p>
          </table:table-cell>
          <table:table-cell table:style-name="Table4.A1" office:value-type="string">
            <text:p text:style-name="P51">10</text:p>
          </table:table-cell>
          <table:table-cell table:style-name="Table4.A1" office:value-type="string">
            <text:p text:style-name="P52">55</text:p>
          </table:table-cell>
        </table:table-row>
        <table:table-row table:style-name="Table4.4">
          <table:table-cell table:style-name="Table4.A1" office:value-type="string">
            <text:p text:style-name="P59">Job 2</text:p>
          </table:table-cell>
          <table:table-cell table:style-name="Table4.A1" office:value-type="string">
            <text:p text:style-name="P51">10</text:p>
          </table:table-cell>
          <table:table-cell table:style-name="Table4.A1" office:value-type="string">
            <text:p text:style-name="P51">2</text:p>
          </table:table-cell>
          <table:table-cell table:style-name="Table4.A1" office:value-type="string">
            <text:p text:style-name="P52">36</text:p>
          </table:table-cell>
        </table:table-row>
      </table:table>
      <text:p text:style-name="P26"/>
      <text:p text:style-name="P26"><text:soft-page-break/>Como se puede apreciar el tiempo de finalización del proceso 0 se redujo un 12%, el tiempo de finalización del trabajo 2 <text:span text:style-name="T20">aumentó un 20% y finalmente el tiempo de ejecución del del trabajo 1 </text:span><text:span text:style-name="T21">(</text:span><text:span text:style-name="T20">el interactivo</text:span><text:span text:style-name="T21">)</text:span><text:span text:style-name="T20"> aumentó un 66,7% </text:span><text:span text:style-name="T21">de esta manera podemos ver como esta configuración perjudica a los procesos interactivos y beneficia a los demá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 svg:font-family="ar"/>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20:46:32.991062332</meta:creation-date>
    <dc:date>2025-09-28T20:28:24.382364084</dc:date>
    <meta:editing-duration>PT28M35S</meta:editing-duration>
    <meta:editing-cycles>5</meta:editing-cycles>
    <meta:generator>LibreOffice/24.2.7.2$Linux_X86_64 LibreOffice_project/420$Build-2</meta:generator>
    <meta:document-statistic meta:table-count="4" meta:image-count="0" meta:object-count="0" meta:page-count="8" meta:paragraph-count="277" meta:word-count="4433" meta:character-count="20585" meta:non-whitespace-character-count="16250"/>
  </office:meta>
</office:document-meta>
</file>